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8" style:family="graphic" style:parent-style-name="standard">
      <style:graphic-properties svg:stroke-color="#ffffff" draw:fill="none" draw:textarea-horizontal-align="justify" draw:textarea-vertical-align="middle" draw:auto-grow-height="false" fo:min-height="5.084cm" fo:min-width="16.01cm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26cm" fo:min-width="0.551cm" fo:padding-top="0.142cm" fo:padding-bottom="0.142cm" fo:padding-left="0.267cm" fo:padding-right="0.267cm"/>
    </style:style>
    <style:style style:name="gr85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6" style:family="graphic" style:parent-style-name="standard">
      <style:graphic-properties draw:stroke="solid" svg:stroke-width="0.026cm" svg:stroke-color="#0066b3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7" style:family="graphic" style:parent-style-name="objectwithoutfill">
      <style:graphic-properties svg:stroke-width="0.053cm" svg:stroke-color="#0000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89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96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97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98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99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100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101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102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03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1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14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15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16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17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19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21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22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24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25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2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27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2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29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3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31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solid" draw:fill-color="#b2b2b2"/>
      <style:paragraph-properties fo:text-align="start" style:font-independent-line-spacing="true"/>
      <style:text-properties fo:font-size="14pt"/>
    </style:style>
    <style:style style:name="P35" style:family="paragraph">
      <loext:graphic-properties draw:fill-color="#ffdaa2"/>
      <style:paragraph-properties fo:text-align="center"/>
    </style:style>
    <style:style style:name="P3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7" style:family="paragraph">
      <loext:graphic-properties draw:fill-color="#f58220"/>
      <style:paragraph-properties fo:text-align="center"/>
    </style:style>
    <style:style style:name="P38" style:family="paragraph">
      <loext:graphic-properties draw:fill="solid" draw:fill-color="#fdb94d"/>
      <style:paragraph-properties fo:text-align="center"/>
    </style:style>
    <style:style style:name="P39" style:family="paragraph">
      <loext:graphic-properties draw:fill-color="#cccccc"/>
      <style:paragraph-properties fo:text-align="center"/>
    </style:style>
    <style:style style:name="P40" style:family="paragraph">
      <loext:graphic-properties draw:fill="solid" draw:fill-color="#add58a"/>
      <style:paragraph-properties fo:text-align="center"/>
    </style:style>
    <style:style style:name="P41" style:family="paragraph">
      <loext:graphic-properties draw:fill-color="#407927"/>
      <style:paragraph-properties fo:text-align="center"/>
    </style:style>
    <style:style style:name="P42" style:family="paragraph">
      <loext:graphic-properties draw:fill="none" draw:fill-color="#ffffff"/>
      <style:paragraph-properties fo:text-align="start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5" style:family="paragraph">
      <loext:graphic-properties draw:fill-color="#adc5e7"/>
      <style:paragraph-properties fo:text-align="center"/>
    </style:style>
    <style:style style:name="P46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</text:span><text:span text:style-name="T8">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or</text:span><text:span text:style-name="T8">e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rai</text:span><text:span text:style-name="T8">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ed</text:span><text:span text:style-name="T8">uce</text:span></text:p>
            <text:p text:style-name="P8"><text:span text:style-name="T8">task</text:span><text:span text:style-name="T8">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rai</text:span><text:span text:style-name="T8">lFil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rai</text:span><text:span text:style-name="T8">lMul</text:span><text:span text:style-name="T8">tiFil</text:span><text:span text:style-name="T8">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ort</text:span><text:span text:style-name="T8">ed </text:span><text:span text:style-name="T8">part</text:span><text:span text:style-name="T8">itio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rai</text:span><text:span text:style-name="T8">l</text:span></text:p>
            <text:p text:style-name="P8"><text:span text:style-name="T8">Fil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rai</text:span><text:span text:style-name="T8">l</text:span></text:p>
            <text:p text:style-name="P8"><text:span text:style-name="T8">Mult</text:span><text:span text:style-name="T8">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ed</text:span><text:span text:style-name="T8">uce </text:span></text:p>
            <text:p text:style-name="P8"><text:span text:style-name="T8">task</text:span><text:span text:style-name="T8">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</text:span><text:span text:style-name="T8">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pp</text:span><text:span text:style-name="T8">en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ar</text:span><text:span text:style-name="T8">allel </text:span></text:p>
            <text:p text:style-name="P8"><text:span text:style-name="T8">rea</text:span><text:span text:style-name="T8">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5.0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5.0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3.132cm" svg:y1="4.572cm" svg:x2="15.053cm" svg:y2="5.334cm">
          <text:p/>
        </draw:line>
        <draw:line draw:style-name="gr8" draw:text-style-name="P7" draw:layer="layout" svg:x1="12.342cm" svg:y1="6.236cm" svg:x2="15.053cm" svg:y2="5.451cm">
          <text:p/>
        </draw:line>
        <draw:line draw:style-name="gr8" draw:text-style-name="P7" draw:layer="layout" svg:x1="12.353cm" svg:y1="7.796cm" svg:x2="15.03cm" svg:y2="5.636cm">
          <text:p/>
        </draw:line>
        <draw:line draw:style-name="gr9" draw:text-style-name="P7" draw:layer="layout" svg:x1="13.109cm" svg:y1="5.08cm" svg:x2="15.091cm" svg:y2="7.62cm">
          <text:p/>
        </draw:line>
        <draw:line draw:style-name="gr9" draw:text-style-name="P7" draw:layer="layout" svg:x1="12.353cm" svg:y1="6.604cm" svg:x2="15.053cm" svg:y2="7.796cm">
          <text:p/>
        </draw:line>
        <draw:line draw:style-name="gr9" draw:text-style-name="P7" draw:layer="layout" svg:x1="12.353cm" svg:y1="8.382cm" svg:x2="15.053cm" svg:y2="7.874cm">
          <text:p/>
        </draw:line>
        <draw:custom-shape draw:style-name="gr72" draw:text-style-name="P7" draw:layer="layout" svg:width="0.61cm" svg:height="0.189cm" draw:transform="rotate (0.922057443828604) translate (14.4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4.3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frame draw:style-name="gr77" draw:text-style-name="P33" draw:layer="layout" svg:width="1.628cm" svg:height="0.962cm" svg:x="11.592cm" svg:y="3.148cm">
          <draw:text-box>
            <text:p>files</text:p>
          </draw:text-box>
        </draw:frame>
        <draw:custom-shape draw:style-name="gr78" draw:text-style-name="P7" draw:layer="layout" svg:width="16.51cm" svg:height="5.334cm" svg:x="4.826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79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80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81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82" draw:text-style-name="P3" draw:layer="layout" svg:width="3.13cm" svg:height="1.092cm" svg:x="18.1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83" draw:text-style-name="P4" draw:layer="layout" svg:width="3.13cm" svg:height="1.092cm" svg:x="18.1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6.244cm" svg:y1="4.572cm" svg:x2="18.181cm" svg:y2="5.334cm">
          <text:p/>
        </draw:line>
        <draw:line draw:style-name="gr8" draw:text-style-name="P7" draw:layer="layout" svg:x1="16.242cm" svg:y1="6.236cm" svg:x2="18.181cm" svg:y2="5.451cm">
          <text:p/>
        </draw:line>
        <draw:line draw:style-name="gr8" draw:text-style-name="P7" draw:layer="layout" svg:x1="16.25cm" svg:y1="7.796cm" svg:x2="18.165cm" svg:y2="5.636cm">
          <text:p/>
        </draw:line>
        <draw:line draw:style-name="gr9" draw:text-style-name="P7" draw:layer="layout" svg:x1="16.244cm" svg:y1="5.08cm" svg:x2="18.208cm" svg:y2="7.62cm">
          <text:p/>
        </draw:line>
        <draw:line draw:style-name="gr9" draw:text-style-name="P7" draw:layer="layout" svg:x1="16.25cm" svg:y1="6.604cm" svg:x2="18.181cm" svg:y2="7.796cm">
          <text:p/>
        </draw:line>
        <draw:line draw:style-name="gr9" draw:text-style-name="P7" draw:layer="layout" svg:x1="16.25cm" svg:y1="8.382cm" svg:x2="18.181cm" svg:y2="7.874cm">
          <text:p/>
        </draw:lin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g>
          <draw:custom-shape draw:style-name="gr84" draw:text-style-name="P7" draw:layer="layout" svg:width="1.085cm" svg:height="1.01cm" svg:x="15.16cm" svg:y="4.319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5.926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4" draw:text-style-name="P7" draw:layer="layout" svg:width="1.085cm" svg:height="1.01cm" svg:x="15.16cm" svg:y="7.633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5" draw:text-style-name="P34" draw:layer="layout" svg:width="0.365cm" svg:height="0.365cm" svg:x="15.271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271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6" draw:text-style-name="P34" draw:layer="layout" svg:width="0.365cm" svg:height="0.365cm" svg:x="15.745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87" draw:text-style-name="P7" draw:layer="layout" svg:x1="13.352cm" svg:y1="4.826cm" svg:x2="14.876cm" svg:y2="4.826cm">
          <text:p/>
        </draw:line>
        <draw:line draw:style-name="gr87" draw:text-style-name="P7" draw:layer="layout" svg:x1="13.339cm" svg:y1="4.826cm" svg:x2="14.876cm" svg:y2="6.35cm">
          <text:p/>
        </draw:line>
        <draw:line draw:style-name="gr87" draw:text-style-name="P7" draw:layer="layout" svg:x1="13.327cm" svg:y1="4.813cm" svg:x2="14.931cm" svg:y2="7.964cm">
          <text:p/>
        </draw:line>
        <draw:line draw:style-name="gr87" draw:text-style-name="P7" draw:layer="layout" svg:x1="12.598cm" svg:y1="6.453cm" svg:x2="14.876cm" svg:y2="6.453cm">
          <text:p/>
        </draw:line>
        <draw:line draw:style-name="gr87" draw:text-style-name="P7" draw:layer="layout" svg:x1="12.585cm" svg:y1="6.44cm" svg:x2="14.878cm" svg:y2="5.014cm">
          <text:p/>
        </draw:line>
        <draw:line draw:style-name="gr87" draw:text-style-name="P7" draw:layer="layout" svg:x1="12.572cm" svg:y1="6.453cm" svg:x2="14.918cm" svg:y2="8.163cm">
          <text:p/>
        </draw:line>
        <draw:line draw:style-name="gr87" draw:text-style-name="P7" draw:layer="layout" svg:x1="12.611cm" svg:y1="8.328cm" svg:x2="14.889cm" svg:y2="8.328cm">
          <text:p/>
        </draw:line>
        <draw:line draw:style-name="gr87" draw:text-style-name="P7" draw:layer="layout" svg:x1="12.598cm" svg:y1="8.328cm" svg:x2="14.876cm" svg:y2="6.604cm">
          <text:p/>
        </draw:line>
        <draw:line draw:style-name="gr87" draw:text-style-name="P7" draw:layer="layout" svg:x1="12.585cm" svg:y1="8.341cm" svg:x2="14.812cm" svg:y2="5.266cm">
          <text:p/>
        </draw:line>
        <draw:frame draw:style-name="gr77" draw:text-style-name="P33" draw:layer="layout" svg:width="1.628cm" svg:height="0.962cm" svg:x="11.714cm" svg:y="3.134cm">
          <draw:text-box>
            <text:p>files</text:p>
          </draw:text-box>
        </draw:frame>
        <draw:frame draw:style-name="gr77" draw:text-style-name="P33" draw:layer="layout" svg:width="1.802cm" svg:height="0.962cm" svg:x="14.714cm" svg:y="3.134cm">
          <draw:text-box>
            <text:p>Crail</text:p>
          </draw:text-box>
        </draw:frame>
        <draw:custom-shape draw:style-name="gr78" draw:text-style-name="P7" draw:layer="layout" svg:width="16.51cm" svg:height="5.334cm" svg:x="4.826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5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33" draw:layer="layout" svg:width="2.462cm" svg:height="0.806cm" svg:x="3.08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frame draw:style-name="gr101" draw:text-style-name="P33" draw:layer="layout" svg:width="2.09cm" svg:height="0.806cm" svg:x="3.132cm" svg:y="6.912cm">
          <draw:text-box>
            <text:p><text:span text:style-name="T9">Wor</text:span><text:span text:style-name="T9">ker</text:span></text:p>
          </draw:text-box>
        </draw:frame>
        <draw:custom-shape draw:style-name="gr9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5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7.972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frame draw:style-name="gr101" draw:text-style-name="P33" draw:layer="layout" svg:width="2.09cm" svg:height="0.806cm" svg:x="8.02cm" svg:y="6.912cm">
          <draw:text-box>
            <text:p><text:span text:style-name="T9">Wor</text:span><text:span text:style-name="T9">ker</text:span></text:p>
          </draw:text-box>
        </draw:frame>
        <draw:custom-shape draw:style-name="gr90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5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14.55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frame draw:style-name="gr101" draw:text-style-name="P33" draw:layer="layout" svg:width="2.09cm" svg:height="0.806cm" svg:x="14.602cm" svg:y="6.912cm">
          <draw:text-box>
            <text:p><text:span text:style-name="T9">Wor</text:span><text:span text:style-name="T9">ke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33" draw:layer="layout" svg:width="2.377cm" svg:height="1.524cm" svg:x="18.759cm" svg:y="10.435cm">
          <draw:text-box>
            <text:p><text:span text:style-name="T9">RD</text:span><text:span text:style-name="T9">MA </text:span></text:p>
            <text:p><text:span text:style-name="T9">netw</text:span><text:span text:style-name="T9">ork </text:span></text:p>
          </draw:text-box>
        </draw:frame>
        <draw:frame draw:style-name="gr107" draw:text-style-name="P33" draw:layer="layout" svg:width="3.724cm" svg:height="1.361cm" svg:x="18.706cm" svg:y="11.992cm">
          <draw:text-box>
            <text:p><text:span text:style-name="T9">Disa</text:span><text:span text:style-name="T9">ggre</text:span><text:span text:style-name="T9">gate</text:span><text:span text:style-name="T9">d</text:span></text:p>
            <text:p><text:span text:style-name="T9">Crail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</text:span><text:span text:style-name="T9">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2" draw:layer="layout" svg:width="2.678cm" svg:height="1.524cm" svg:x="18.704cm" svg:y="8.836cm">
          <draw:text-box>
            <text:p text:style-name="P25"><text:span text:style-name="T9">shuf</text:span><text:span text:style-name="T9">fle</text:span></text:p>
            <text:p text:style-name="P25"><text:span text:style-name="T9">write</text:span><text:span text:style-name="T9">/</text:span><text:span text:style-name="T9">read</text:span></text:p>
          </draw:text-box>
        </draw:frame>
        <draw:custom-shape draw:style-name="gr111" draw:text-style-name="P43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3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3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9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4" draw:text-style-name="P39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4" draw:text-style-name="P39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115" draw:text-style-name="P35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5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5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5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33" draw:layer="layout" svg:width="2.462cm" svg:height="0.806cm" svg:x="5.28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custom-shape draw:style-name="gr115" draw:text-style-name="P35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5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5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9.472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custom-shape draw:style-name="gr115" draw:text-style-name="P35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5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5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15.15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33" draw:layer="layout" svg:width="2.377cm" svg:height="1.524cm" svg:x="18.759cm" svg:y="10.598cm">
          <draw:text-box>
            <text:p><text:span text:style-name="T9">RD</text:span><text:span text:style-name="T9">MA </text:span></text:p>
            <text:p><text:span text:style-name="T9">netw</text:span><text:span text:style-name="T9">ork </text:span></text:p>
          </draw:text-box>
        </draw:frame>
        <draw:frame draw:style-name="gr107" draw:text-style-name="P33" draw:layer="layout" svg:width="3.724cm" svg:height="1.361cm" svg:x="18.706cm" svg:y="11.992cm">
          <draw:text-box>
            <text:p><text:span text:style-name="T9">Disa</text:span><text:span text:style-name="T9">ggre</text:span><text:span text:style-name="T9">gate</text:span><text:span text:style-name="T9">d</text:span></text:p>
            <text:p><text:span text:style-name="T10">Crai</text:span><text:span text:style-name="T10">l</text:span><text:span text:style-name="T9">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</text:span><text:span text:style-name="T9">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2" draw:layer="layout" svg:width="2.678cm" svg:height="1.524cm" svg:x="18.704cm" svg:y="8.836cm">
          <draw:text-box>
            <text:p text:style-name="P25"><text:span text:style-name="T9">shuf</text:span><text:span text:style-name="T9">fle</text:span></text:p>
            <text:p text:style-name="P25"><text:span text:style-name="T9">write</text:span><text:span text:style-name="T9">/</text:span><text:span text:style-name="T9">read</text:span></text:p>
          </draw:text-box>
        </draw:frame>
        <draw:custom-shape draw:style-name="gr111" draw:text-style-name="P43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3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3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9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9" draw:text-style-name="P39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9" draw:text-style-name="P39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6" draw:layer="layout" svg:width="3.29cm" svg:height="0.806cm" svg:x="4.8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0" draw:text-style-name="P46" draw:layer="layout" svg:width="3.29cm" svg:height="0.806cm" svg:x="9.0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0" draw:text-style-name="P46" draw:layer="layout" svg:width="3.29cm" svg:height="0.806cm" svg:x="14.7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custom-shape draw:style-name="gr121" draw:text-style-name="P35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5" draw:layer="layout" svg:width="1.778cm" svg:height="0.629cm" draw:transform="rotate (1.5707963267949) translate (3.366cm 9.398cm)">
          <text:p text:style-name="P8"><text:span text:style-name="T9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46" draw:layer="layout" svg:width="1.823cm" svg:height="0.806cm" svg:x="2.794cm" svg:y="6.588cm">
          <draw:text-box>
            <text:p text:style-name="P8"><text:span text:style-name="T9">Driv</text:span><text:span text:style-name="T9">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15" draw:text-style-name="P35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5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5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5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33" draw:layer="layout" svg:width="2.462cm" svg:height="0.806cm" svg:x="5.28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custom-shape draw:style-name="gr115" draw:text-style-name="P35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5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5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9.472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custom-shape draw:style-name="gr115" draw:text-style-name="P35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5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5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5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15.15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33" draw:layer="layout" svg:width="2.377cm" svg:height="1.524cm" svg:x="18.759cm" svg:y="10.598cm">
          <draw:text-box>
            <text:p><text:span text:style-name="T9">RD</text:span><text:span text:style-name="T9">MA </text:span></text:p>
            <text:p><text:span text:style-name="T9">netw</text:span><text:span text:style-name="T9">ork </text:span></text:p>
          </draw:text-box>
        </draw:frame>
        <draw:frame draw:style-name="gr107" draw:text-style-name="P33" draw:layer="layout" svg:width="3.724cm" svg:height="1.361cm" svg:x="18.706cm" svg:y="11.992cm">
          <draw:text-box>
            <text:p><text:span text:style-name="T9">Disa</text:span><text:span text:style-name="T9">ggre</text:span><text:span text:style-name="T9">gate</text:span><text:span text:style-name="T9">d</text:span></text:p>
            <text:p><text:span text:style-name="T10">Crai</text:span><text:span text:style-name="T10">l</text:span><text:span text:style-name="T9">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</text:span><text:span text:style-name="T9">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2" draw:layer="layout" svg:width="2.678cm" svg:height="1.524cm" svg:x="18.704cm" svg:y="8.836cm">
          <draw:text-box>
            <text:p text:style-name="P25"><text:span text:style-name="T9">shuf</text:span><text:span text:style-name="T9">fle</text:span></text:p>
            <text:p text:style-name="P25"><text:span text:style-name="T9">write</text:span><text:span text:style-name="T9">/</text:span><text:span text:style-name="T9">read</text:span></text:p>
          </draw:text-box>
        </draw:frame>
        <draw:custom-shape draw:style-name="gr111" draw:text-style-name="P43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3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3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4" draw:text-style-name="P39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4" draw:text-style-name="P39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6" draw:layer="layout" svg:width="3.29cm" svg:height="0.806cm" svg:x="4.8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0" draw:text-style-name="P46" draw:layer="layout" svg:width="3.29cm" svg:height="0.806cm" svg:x="9.0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0" draw:text-style-name="P46" draw:layer="layout" svg:width="3.29cm" svg:height="0.806cm" svg:x="14.7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125" draw:text-style-name="P45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5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3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3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33" draw:layer="layout" svg:width="2.462cm" svg:height="0.806cm" svg:x="5.28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custom-shape draw:style-name="gr125" draw:text-style-name="P45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3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3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9.472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custom-shape draw:style-name="gr125" draw:text-style-name="P45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5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3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3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15.15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33" draw:layer="layout" svg:width="2.377cm" svg:height="1.524cm" svg:x="18.759cm" svg:y="10.598cm">
          <draw:text-box>
            <text:p><text:span text:style-name="T9">RD</text:span><text:span text:style-name="T9">MA </text:span></text:p>
            <text:p><text:span text:style-name="T9">netw</text:span><text:span text:style-name="T9">ork </text:span></text:p>
          </draw:text-box>
        </draw:frame>
        <draw:frame draw:style-name="gr107" draw:text-style-name="P33" draw:layer="layout" svg:width="3.724cm" svg:height="1.361cm" svg:x="18.706cm" svg:y="11.992cm">
          <draw:text-box>
            <text:p><text:span text:style-name="T9">Disa</text:span><text:span text:style-name="T9">ggre</text:span><text:span text:style-name="T9">gate</text:span><text:span text:style-name="T9">d</text:span></text:p>
            <text:p><text:span text:style-name="T10">Crai</text:span><text:span text:style-name="T10">l</text:span><text:span text:style-name="T9">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</text:span><text:span text:style-name="T9">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2" draw:layer="layout" svg:width="2.678cm" svg:height="1.524cm" svg:x="18.704cm" svg:y="8.836cm">
          <draw:text-box>
            <text:p text:style-name="P25"><text:span text:style-name="T9">shuf</text:span><text:span text:style-name="T9">fle</text:span></text:p>
            <text:p text:style-name="P25"><text:span text:style-name="T9">write</text:span><text:span text:style-name="T9">/</text:span><text:span text:style-name="T9">read</text:span></text:p>
          </draw:text-box>
        </draw:frame>
        <draw:custom-shape draw:style-name="gr111" draw:text-style-name="P43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3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3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4" draw:text-style-name="P39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4" draw:text-style-name="P39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46" draw:layer="layout" svg:width="3.29cm" svg:height="0.806cm" svg:x="4.8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0" draw:text-style-name="P46" draw:layer="layout" svg:width="3.29cm" svg:height="0.806cm" svg:x="9.0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draw:frame draw:style-name="gr120" draw:text-style-name="P46" draw:layer="layout" svg:width="3.29cm" svg:height="0.806cm" svg:x="14.738cm" svg:y="6.588cm">
          <draw:text-box>
            <text:p text:style-name="P8"><text:span text:style-name="T9"><text:s text:c="4"/></text:span><text:span text:style-name="T9">Wor</text:span><text:span text:style-name="T9">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5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33" draw:layer="layout" svg:width="2.462cm" svg:height="0.806cm" svg:x="3.08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frame draw:style-name="gr101" draw:text-style-name="P33" draw:layer="layout" svg:width="2.09cm" svg:height="0.806cm" svg:x="3.132cm" svg:y="6.912cm">
          <draw:text-box>
            <text:p><text:span text:style-name="T9">Wor</text:span><text:span text:style-name="T9">ker</text:span></text:p>
          </draw:text-box>
        </draw:frame>
        <draw:custom-shape draw:style-name="gr9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5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7.972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frame draw:style-name="gr101" draw:text-style-name="P33" draw:layer="layout" svg:width="2.09cm" svg:height="0.806cm" svg:x="8.02cm" svg:y="6.912cm">
          <draw:text-box>
            <text:p><text:span text:style-name="T9">Wor</text:span><text:span text:style-name="T9">ker</text:span></text:p>
          </draw:text-box>
        </draw:frame>
        <draw:custom-shape draw:style-name="gr90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5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33" draw:layer="layout" svg:width="2.462cm" svg:height="0.806cm" svg:x="14.554cm" svg:y="7.758cm">
          <draw:text-box>
            <text:p><text:span text:style-name="T9">Exe</text:span><text:span text:style-name="T9">cuto</text:span><text:span text:style-name="T9">r</text:span></text:p>
          </draw:text-box>
        </draw:frame>
        <draw:frame draw:style-name="gr101" draw:text-style-name="P33" draw:layer="layout" svg:width="2.09cm" svg:height="0.806cm" svg:x="14.602cm" svg:y="6.912cm">
          <draw:text-box>
            <text:p><text:span text:style-name="T9">Wor</text:span><text:span text:style-name="T9">ke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33" draw:layer="layout" svg:width="2.377cm" svg:height="1.524cm" svg:x="18.759cm" svg:y="10.435cm">
          <draw:text-box>
            <text:p><text:span text:style-name="T9">RD</text:span><text:span text:style-name="T9">MA </text:span></text:p>
            <text:p><text:span text:style-name="T9">netw</text:span><text:span text:style-name="T9">ork </text:span></text:p>
          </draw:text-box>
        </draw:frame>
        <draw:frame draw:style-name="gr107" draw:text-style-name="P33" draw:layer="layout" svg:width="3.724cm" svg:height="1.361cm" svg:x="18.706cm" svg:y="11.992cm">
          <draw:text-box>
            <text:p><text:span text:style-name="T9">Disa</text:span><text:span text:style-name="T9">ggre</text:span><text:span text:style-name="T9">gate</text:span><text:span text:style-name="T9">d</text:span></text:p>
            <text:p><text:span text:style-name="T9">Crail </text:span><text:span text:style-name="T9">Stor</text:span><text:span text:style-name="T9">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</text:span><text:span text:style-name="T9">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</text:span><text:span text:style-name="T9">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2" draw:layer="layout" svg:width="2.678cm" svg:height="1.524cm" svg:x="18.704cm" svg:y="8.836cm">
          <draw:text-box>
            <text:p text:style-name="P25"><text:span text:style-name="T9">shuf</text:span><text:span text:style-name="T9">fle</text:span></text:p>
            <text:p text:style-name="P25"><text:span text:style-name="T9">write</text:span><text:span text:style-name="T9">/</text:span><text:span text:style-name="T9">read</text:span></text:p>
          </draw:text-box>
        </draw:frame>
        <draw:custom-shape draw:style-name="gr111" draw:text-style-name="P43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3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3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9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4" draw:text-style-name="P39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4" draw:text-style-name="P39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29" draw:text-style-name="P35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0" draw:text-style-name="P8" draw:layer="layout" svg:width="3.556cm" svg:height="1.156cm" svg:x="7.728cm" svg:y="4.884cm">
            <text:p text:style-name="P8"><text:span text:style-name="T11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31" draw:text-style-name="P7" draw:layer="layout" svg:x1="8.896cm" svg:y1="6.079cm" svg:x2="4.673cm" svg:y2="7.716cm">
          <text:p/>
        </draw:line>
        <draw:line draw:style-name="gr131" draw:text-style-name="P7" draw:layer="layout" svg:x1="9.245cm" svg:y1="6.079cm" svg:x2="5.53cm" svg:y2="7.857cm">
          <text:p/>
        </draw:line>
        <draw:line draw:style-name="gr131" draw:text-style-name="P7" draw:layer="layout" svg:x1="9.499cm" svg:y1="6.062cm" svg:x2="10.102cm" svg:y2="7.686cm">
          <text:p/>
        </draw:line>
        <draw:line draw:style-name="gr131" draw:text-style-name="P7" draw:layer="layout" svg:x1="9.753cm" svg:y1="6.057cm" svg:x2="10.515cm" svg:y2="7.788cm">
          <text:p/>
        </draw:line>
        <draw:line draw:style-name="gr131" draw:text-style-name="P7" draw:layer="layout" svg:x1="10.544cm" svg:y1="6.079cm" svg:x2="14.602cm" svg:y2="8.365cm">
          <text:p/>
        </draw:line>
        <draw:line draw:style-name="gr131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4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o</text:span><text:span text:style-name="MT2">f</text:span><text:span text:style-name="MT2"> </text:span><text:span text:style-name="MT2">Y</text:span><text:span text:style-name="MT2">o</text:span><text:span text:style-name="MT2">u</text:span><text:span text:style-name="MT2">r</text:span><text:span text:style-name="MT2"> </text:span><text:span text:style-name="MT2">P</text:span><text:span text:style-name="MT2">r</text:span><text:span text:style-name="MT2">e</text:span><text:span text:style-name="MT2">s</text:span><text:span text:style-name="MT2">e</text:span><text:span text:style-name="MT2">n</text:span><text:span text:style-name="MT2">t</text:span><text:span text:style-name="MT2">a</text:span><text:span text:style-name="MT2">t</text:span><text:span text:style-name="MT2">i</text:span><text:span text:style-name="MT2">o</text:span><text:span text:style-name="MT2">n</text:span><text:span text:style-name="MT2"><text:line-break/></text:span><text:span text:style-name="MT2">G</text:span><text:span text:style-name="MT2">o</text:span><text:span text:style-name="MT2">e</text:span><text:span text:style-name="MT2">s</text:span><text:span text:style-name="MT2"> </text:span><text:span text:style-name="MT2">H</text:span><text:span text:style-name="MT2">e</text:span><text:span text:style-name="MT2">r</text:span><text:span text:style-name="MT2">e</text:span><text:span text:style-name="MT2">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</text:span><text:span text:style-name="MT8">u</text:span><text:span text:style-name="MT8">t </text:span><text:span text:style-name="MT8">y</text:span><text:span text:style-name="MT8">o</text:span><text:span text:style-name="MT8">u</text:span><text:span text:style-name="MT8">r </text:span><text:span text:style-name="MT8">#</text:span><text:span text:style-name="MT8">a</text:span><text:span text:style-name="MT8">s</text:span><text:span text:style-name="MT8">s</text:span><text:span text:style-name="MT8">i</text:span><text:span text:style-name="MT8">g</text:span><text:span text:style-name="MT8">n</text:span><text:span text:style-name="MT8">e</text:span><text:span text:style-name="MT8">d</text:span><text:span text:style-name="MT8">h</text:span><text:span text:style-name="MT8">a</text:span><text:span text:style-name="MT8">s</text:span><text:span text:style-name="MT8">h</text:span><text:span text:style-name="MT8">t</text:span><text:span text:style-name="MT8">a</text:span><text:span text:style-name="MT8">g</text:span><text:span text:style-name="MT8"> </text:span><text:span text:style-name="MT8">h</text:span><text:span text:style-name="MT8">e</text:span><text:span text:style-name="MT8">r</text:span><text:span text:style-name="MT8">e</text:span><text:span text:style-name="MT8"> </text:span><text:span text:style-name="MT8">b</text:span><text:span text:style-name="MT8">y</text:span><text:span text:style-name="MT8"> </text:span><text:span text:style-name="MT8">s</text:span><text:span text:style-name="MT8">e</text:span><text:span text:style-name="MT8">t</text:span><text:span text:style-name="MT8">t</text:span><text:span text:style-name="MT8">i</text:span><text:span text:style-name="MT8">n</text:span><text:span text:style-name="MT8">g</text:span><text:span text:style-name="MT8"> </text:span><text:span text:style-name="MT8">t</text:span><text:span text:style-name="MT8">h</text:span><text:span text:style-name="MT8">e</text:span><text:span text:style-name="MT8"> </text:span><text:span text:style-name="MT8">f</text:span><text:span text:style-name="MT8">o</text:span><text:span text:style-name="MT8">o</text:span><text:span text:style-name="MT8">t</text:span><text:span text:style-name="MT8">e</text:span><text:span text:style-name="MT8">r </text:span><text:span text:style-name="MT8">i</text:span><text:span text:style-name="MT8">n</text:span><text:span text:style-name="MT8"> </text:span><text:span text:style-name="MT8">v</text:span><text:span text:style-name="MT8">i</text:span><text:span text:style-name="MT8">e</text:span><text:span text:style-name="MT8">w</text:span><text:span text:style-name="MT8">-</text:span><text:span text:style-name="MT8">h</text:span><text:span text:style-name="MT8">e</text:span><text:span text:style-name="MT8">a</text:span><text:span text:style-name="MT8">d</text:span><text:span text:style-name="MT8">e</text:span><text:span text:style-name="MT8">r</text:span><text:span text:style-name="MT8">/</text:span><text:span text:style-name="MT8">f</text:span><text:span text:style-name="MT8">o</text:span><text:span text:style-name="MT8">o</text:span><text:span text:style-name="MT8">t</text:span><text:span text:style-name="MT8">e</text:span><text:span text:style-name="MT8">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</text:span><text:span text:style-name="MT8">u</text:span><text:span text:style-name="MT8">t </text:span><text:span text:style-name="MT8">y</text:span><text:span text:style-name="MT8">o</text:span><text:span text:style-name="MT8">u</text:span><text:span text:style-name="MT8">r </text:span><text:span text:style-name="MT8">#</text:span><text:span text:style-name="MT8">a</text:span><text:span text:style-name="MT8">s</text:span><text:span text:style-name="MT8">s</text:span><text:span text:style-name="MT8">i</text:span><text:span text:style-name="MT8">g</text:span><text:span text:style-name="MT8">n</text:span><text:span text:style-name="MT8">e</text:span><text:span text:style-name="MT8">d</text:span><text:span text:style-name="MT8">h</text:span><text:span text:style-name="MT8">a</text:span><text:span text:style-name="MT8">s</text:span><text:span text:style-name="MT8">h</text:span><text:span text:style-name="MT8">t</text:span><text:span text:style-name="MT8">a</text:span><text:span text:style-name="MT8">g</text:span><text:span text:style-name="MT8"> </text:span><text:span text:style-name="MT8">h</text:span><text:span text:style-name="MT8">e</text:span><text:span text:style-name="MT8">r</text:span><text:span text:style-name="MT8">e</text:span><text:span text:style-name="MT8"> </text:span><text:span text:style-name="MT8">b</text:span><text:span text:style-name="MT8">y</text:span><text:span text:style-name="MT8"> </text:span><text:span text:style-name="MT8">s</text:span><text:span text:style-name="MT8">e</text:span><text:span text:style-name="MT8">t</text:span><text:span text:style-name="MT8">t</text:span><text:span text:style-name="MT8">i</text:span><text:span text:style-name="MT8">n</text:span><text:span text:style-name="MT8">g</text:span><text:span text:style-name="MT8"> </text:span><text:span text:style-name="MT8">t</text:span><text:span text:style-name="MT8">h</text:span><text:span text:style-name="MT8">e</text:span><text:span text:style-name="MT8"> </text:span><text:span text:style-name="MT8">f</text:span><text:span text:style-name="MT8">o</text:span><text:span text:style-name="MT8">o</text:span><text:span text:style-name="MT8">t</text:span><text:span text:style-name="MT8">e</text:span><text:span text:style-name="MT8">r </text:span><text:span text:style-name="MT8">i</text:span><text:span text:style-name="MT8">n</text:span><text:span text:style-name="MT8"> </text:span><text:span text:style-name="MT8">v</text:span><text:span text:style-name="MT8">i</text:span><text:span text:style-name="MT8">e</text:span><text:span text:style-name="MT8">w</text:span><text:span text:style-name="MT8">-</text:span><text:span text:style-name="MT8">h</text:span><text:span text:style-name="MT8">e</text:span><text:span text:style-name="MT8">a</text:span><text:span text:style-name="MT8">d</text:span><text:span text:style-name="MT8">e</text:span><text:span text:style-name="MT8">r</text:span><text:span text:style-name="MT8">/</text:span><text:span text:style-name="MT8">f</text:span><text:span text:style-name="MT8">o</text:span><text:span text:style-name="MT8">o</text:span><text:span text:style-name="MT8">t</text:span><text:span text:style-name="MT8">e</text:span><text:span text:style-name="MT8">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37</meta:editing-cycles>
    <meta:creation-date>2018-05-14T13:01:55.594807701</meta:creation-date>
    <dc:date>2019-02-28T14:51:16.466951620</dc:date>
    <meta:editing-duration>P2DT8H9M34S</meta:editing-duration>
    <meta:generator>LibreOffice/6.0.7.3$Linux_X86_64 LibreOffice_project/00m0$Build-3</meta:generator>
    <meta:document-statistic meta:object-count="71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